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ccccff" draw:opacity="100%" draw:textarea-horizontal-align="left" draw:auto-grow-height="true" draw:auto-grow-width="true" fo:min-height="0cm" fo:min-width="0cm" draw:shadow="hidden" draw:shadow-opacity="100%"/>
    </style:style>
    <style:style style:name="gr4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7da647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3cm" svg:height="2.5cm" svg:x="12cm" svg:y="17cm">
          <text:p text:style-name="P1">Compute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3cm" svg:y="7.1cm">
          <text:p text:style-name="P2">Head Node</text:p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87cm" svg:height="0.738cm" svg:x="3.32cm" svg:y="8.71cm">
          <draw:text-box>
            <text:p text:style-name="P3"><text:span text:style-name="T1">KVM FE Node</text:span></text:p>
          </draw:text-box>
        </draw:frame>
        <draw:custom-shape draw:style-name="gr1" draw:text-style-name="P1" xml:id="id6" draw:id="id6" draw:layer="layout" svg:width="3cm" svg:height="2.5cm" svg:x="12cm" svg:y="14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cm" svg:height="2.5cm" svg:x="12cm" svg:y="11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xml:id="id1" draw:id="id1" draw:layer="layout" svg:x1="1.5cm" svg:y1="5.5cm" svg:x2="8cm" svg:y2="5.5cm">
          <text:p/>
        </draw:line>
        <draw:connector draw:style-name="gr5" draw:text-style-name="P1" draw:layer="layout" svg:x1="4.75cm" svg:y1="5.5cm" svg:x2="4.75cm" svg:y2="7.1cm" draw:start-shape="id1" svg:d="m4750 5500v1600" svg:viewBox="0 0 1 1601">
          <text:p/>
        </draw:connector>
        <draw:frame draw:style-name="gr6" draw:layer="layout" svg:width="3.647cm" svg:height="1.038cm" svg:x="2.9cm" svg:y="4.527cm">
          <draw:text-box>
            <text:p>Public LAN</text:p>
          </draw:text-box>
        </draw:frame>
        <draw:custom-shape draw:style-name="gr7" draw:text-style-name="P1" xml:id="id2" draw:id="id2" draw:layer="layout" svg:width="3cm" svg:height="2.5cm" svg:x="3.25cm" svg:y="11cm">
          <text:p text:style-name="P1">Ethernet</text:p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75cm" svg:y1="11cm" svg:x2="4.75cm" svg:y2="9.6cm" draw:start-shape="id2" draw:start-glue-point="0" svg:d="m4750 11000v-1400" svg:viewBox="0 0 1 1401">
          <text:p/>
        </draw:connector>
        <draw:connector draw:style-name="gr8" draw:text-style-name="P1" draw:layer="layout" svg:x1="12cm" svg:y1="12.25cm" svg:x2="6.25cm" svg:y2="12.25cm" draw:start-shape="id3" draw:start-glue-point="3" draw:end-shape="id2" draw:end-glue-point="1" svg:d="m12000 12250h-5750" svg:viewBox="0 0 5751 1">
          <text:p/>
        </draw:connector>
        <draw:connector draw:style-name="gr8" draw:text-style-name="P1" draw:layer="layout" draw:line-skew="-0.25cm" svg:x1="6.25cm" svg:y1="12.25cm" svg:x2="12cm" svg:y2="6.25cm" draw:start-shape="id2" draw:start-glue-point="1" draw:end-shape="id4" draw:end-glue-point="3" svg:d="m6250 12250h2625v-6000h3125" svg:viewBox="0 0 5751 6001">
          <text:p/>
        </draw:connector>
        <draw:connector draw:style-name="gr8" draw:text-style-name="P1" draw:layer="layout" draw:line-skew="-0.25cm" svg:x1="6.25cm" svg:y1="12.25cm" svg:x2="12cm" svg:y2="9.25cm" draw:start-shape="id2" draw:start-glue-point="1" draw:end-shape="id5" draw:end-glue-point="3" svg:d="m6250 12250h2625v-3000h3125" svg:viewBox="0 0 5751 3001">
          <text:p/>
        </draw:connector>
        <draw:connector draw:style-name="gr8" draw:text-style-name="P1" draw:layer="layout" draw:line-skew="-0.25cm" svg:x1="12cm" svg:y1="15.25cm" svg:x2="6.25cm" svg:y2="12.25cm" draw:start-shape="id6" draw:end-shape="id2" draw:end-glue-point="1" svg:d="m12000 15250h-3125v-3000h-2625" svg:viewBox="0 0 5751 3001">
          <text:p/>
        </draw:connector>
        <draw:connector draw:style-name="gr8" draw:text-style-name="P1" draw:layer="layout" draw:line-skew="-0.25cm" svg:x1="12cm" svg:y1="18.25cm" svg:x2="6.25cm" svg:y2="12.25cm" draw:start-shape="id7" draw:end-shape="id2" draw:end-glue-point="1" svg:d="m12000 18250h-3125v-6000h-2625" svg:viewBox="0 0 5751 6001">
          <text:p/>
        </draw:connector>
        <draw:custom-shape draw:style-name="gr1" draw:text-style-name="P1" xml:id="id5" draw:id="id5" draw:layer="layout" svg:width="3cm" svg:height="2.5cm" svg:x="12cm" svg:y="8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cm" svg:height="2.5cm" svg:x="12cm" svg:y="5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13:46:39</meta:creation-date>
    <dc:date>2013-04-10T12:22:52</dc:date>
    <meta:editing-duration>P1DT19H22M43S</meta:editing-duration>
    <meta:editing-cycles>11</meta:editing-cycles>
    <meta:generator>LibreOffice/3.5$Linux_X86_64 LibreOffice_project/350m1$Build-2</meta:generator>
    <meta:document-statistic meta:object-count="17"/>
  </office:meta>
</office:document-meta>
</file>